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order-bottom="0.06pt solid #dfdfdf" style:cell-protect="none" style:print-content="true" fo:background-color="transparent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9" style:family="table-cell" style:parent-style-name="Default" style:data-style-name="N1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2" style:family="table-cell" style:parent-style-name="Default" style:data-style-name="N136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36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14" style:family="table-cell" style:parent-style-name="Default" style:data-style-name="N136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36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content-validations>
        <table:content-validation table:name="val1" table:base-cell-address="Tabelle1.D44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2" table:content-validation-name="val1" office:value-type="string" calcext:value-type="string">
            <text:p>Modelling</text:p>
          </table:table-cell>
          <table:table-cell table:style-name="ce7" table:content-validation-name="val1" office:value-type="string" calcext:value-type="string">
            <text:p>Start</text:p>
          </table:table-cell>
          <table:table-cell table:style-name="ce12" table:content-validation-name="val1" office:value-type="string" calcext:value-type="string">
            <text:p>Ende</text:p>
          </table:table-cell>
          <table:table-cell table:style-name="ce2" table:content-validation-name="val1" office:value-type="string" calcext:value-type="string">
            <text:p>Stunde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Default" table:formula="of:=SUM([.D3];[.D4];[.D10:.D12])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Recherchieren</text:p>
          </table:table-cell>
          <table:table-cell table:style-name="ce8" table:content-validation-name="val1" office:value-type="date" office:date-value="2017-05-22" calcext:value-type="date">
            <text:p>22-Mai-2017</text:p>
          </table:table-cell>
          <table:table-cell table:style-name="ce13" table:content-validation-name="val1" office:value-type="date" office:date-value="2017-05-22" calcext:value-type="date">
            <text:p>22-Mai-2017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Dummies 3D-Modelle anlegen</text:p>
          </table:table-cell>
          <table:table-cell table:style-name="ce9" table:content-validation-name="val1" table:number-columns-repeated="2"/>
          <table:table-cell table:style-name="ce17" table:content-validation-name="val1" table:formula="of:=SUM([.D5:.D9])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table:content-validation-name="val1" office:value-type="string" calcext:value-type="string">
            <text:p>Pfeil, Bumerang, Fackel</text:p>
          </table:table-cell>
          <table:table-cell table:style-name="ce8" table:content-validation-name="val1" office:value-type="date" office:date-value="2017-05-22" calcext:value-type="date">
            <text:p>22-Mai-2017</text:p>
          </table:table-cell>
          <table:table-cell table:style-name="ce13" table:content-validation-name="val1" office:value-type="date" office:date-value="2017-05-22" calcext:value-type="date">
            <text:p>22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table:content-validation-name="val1" office:value-type="string" calcext:value-type="string">
            <text:p>Fallen</text:p>
          </table:table-cell>
          <table:table-cell table:style-name="ce10" table:content-validation-name="val1" office:value-type="date" office:date-value="2017-05-23" calcext:value-type="date">
            <text:p>23-Mai-2017</text:p>
          </table:table-cell>
          <table:table-cell table:style-name="ce13" table:content-validation-name="val1" office:value-type="date" office:date-value="2017-05-23" calcext:value-type="date">
            <text:p>23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table:content-validation-name="val1" office:value-type="string" calcext:value-type="string">
            <text:p>Kristall, Schnur mit Enterhaken</text:p>
          </table:table-cell>
          <table:table-cell table:style-name="ce10" table:content-validation-name="val1" office:value-type="date" office:date-value="2017-05-24" calcext:value-type="date">
            <text:p>24-Mai-2017</text:p>
          </table:table-cell>
          <table:table-cell table:style-name="ce14" table:content-validation-name="val1" office:value-type="date" office:date-value="2017-05-24" calcext:value-type="date">
            <text:p>24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table:content-validation-name="val1" office:value-type="string" calcext:value-type="string">
            <text:p>Schiessvorrichtung, Kurbel, Schlüssel</text:p>
          </table:table-cell>
          <table:table-cell table:style-name="ce10" table:content-validation-name="val1" office:value-type="date" office:date-value="2017-05-25" calcext:value-type="date">
            <text:p>25-Mai-2017</text:p>
          </table:table-cell>
          <table:table-cell table:style-name="ce14" table:content-validation-name="val1" office:value-type="date" office:date-value="2017-05-25" calcext:value-type="date">
            <text:p>25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table:content-validation-name="val1" office:value-type="string" calcext:value-type="string">
            <text:p>Schatzkiste, Zielscheibe</text:p>
          </table:table-cell>
          <table:table-cell table:style-name="ce8" table:content-validation-name="val1" office:value-type="date" office:date-value="2017-05-26" calcext:value-type="date">
            <text:p>26-Mai-2017</text:p>
          </table:table-cell>
          <table:table-cell table:style-name="ce14" table:content-validation-name="val1" office:value-type="date" office:date-value="2017-05-26" calcext:value-type="date">
            <text:p>26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Low Poly Modelle</text:p>
          </table:table-cell>
          <table:table-cell table:style-name="ce8" table:content-validation-name="val1" office:value-type="date" office:date-value="2017-05-29" calcext:value-type="date">
            <text:p>29-Mai-2017</text:p>
          </table:table-cell>
          <table:table-cell table:style-name="ce8" table:content-validation-name="val1" office:value-type="date" office:date-value="2017-05-09" calcext:value-type="date">
            <text:p>09-Mai-2017</text:p>
          </table:table-cell>
          <table:table-cell table:style-name="ce16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High Poly Modelle</text:p>
          </table:table-cell>
          <table:table-cell table:style-name="ce10" table:content-validation-name="val1" office:value-type="date" office:date-value="2017-06-12" calcext:value-type="date">
            <text:p>12-Jun-2017</text:p>
          </table:table-cell>
          <table:table-cell table:style-name="ce10" table:content-validation-name="val1" office:value-type="date" office:date-value="2017-06-14" calcext:value-type="date">
            <text:p>14-Jun-2017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Improvements</text:p>
          </table:table-cell>
          <table:table-cell table:style-name="ce10" table:content-validation-name="val1" office:value-type="date" office:date-value="2017-06-14" calcext:value-type="date">
            <text:p>14-Jun-2017</text:p>
          </table:table-cell>
          <table:table-cell table:style-name="ce10" table:content-validation-name="val1" office:value-type="date" office:date-value="2017-06-23" calcext:value-type="date">
            <text:p>23-Jun-2017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5" table:content-validation-name="val1" office:value-type="string" calcext:value-type="string">
            <text:p>Material &amp; Texture</text:p>
          </table:table-cell>
          <table:table-cell table:style-name="ce7" table:content-validation-name="val1"/>
          <table:table-cell table:style-name="ce12" table:content-validation-name="val1"/>
          <table:table-cell table:style-name="ce5" table:content-validation-name="val1" table:formula="of:=SUM([.D14];[.D17:.D21])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content-validation-name="val1" office:value-type="string" calcext:value-type="string">
            <text:p>Recherchieren</text:p>
          </table:table-cell>
          <table:table-cell table:style-name="ce9" table:content-validation-name="val1"/>
          <table:table-cell table:style-name="ce15" table:content-validation-name="val1"/>
          <table:table-cell table:style-name="ce17" table:content-validation-name="val1" table:formula="of:=SUM([.D15];[.D16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 table:content-validation-name="val1" office:value-type="string" calcext:value-type="string">
            <text:p>Referenzmodelle</text:p>
          </table:table-cell>
          <table:table-cell table:style-name="ce10" table:content-validation-name="val1" office:value-type="date" office:date-value="2017-05-22" calcext:value-type="date">
            <text:p>22-Mai-2017</text:p>
          </table:table-cell>
          <table:table-cell table:style-name="ce13" table:content-validation-name="val1" office:value-type="date" office:date-value="2017-05-22" calcext:value-type="date">
            <text:p>22-Mai-2017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 table:content-validation-name="val1" office:value-type="string" calcext:value-type="string">
            <text:p>Texturen</text:p>
          </table:table-cell>
          <table:table-cell table:style-name="ce10" table:content-validation-name="val1" office:value-type="date" office:date-value="2017-05-23" calcext:value-type="date">
            <text:p>23-Mai-2017</text:p>
          </table:table-cell>
          <table:table-cell table:style-name="ce13" table:content-validation-name="val1" office:value-type="date" office:date-value="2017-05-23" calcext:value-type="date">
            <text:p>23-Mai-2017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content-validation-name="val1" office:value-type="string" calcext:value-type="string">
            <text:p>Einarbeitung Unreal</text:p>
          </table:table-cell>
          <table:table-cell table:style-name="ce10" table:content-validation-name="val1" office:value-type="date" office:date-value="2017-05-24" calcext:value-type="date">
            <text:p>24-Mai-2017</text:p>
          </table:table-cell>
          <table:table-cell table:style-name="ce10" table:content-validation-name="val1" office:value-type="date" office:date-value="2017-05-25" calcext:value-type="date">
            <text:p>25-Mai-20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content-validation-name="val1" office:value-type="string" calcext:value-type="string">
            <text:p>Einarbeitung Texture erstellen</text:p>
          </table:table-cell>
          <table:table-cell table:style-name="ce10" table:content-validation-name="val1" office:value-type="date" office:date-value="2017-05-26" calcext:value-type="date">
            <text:p>26-Mai-2017</text:p>
          </table:table-cell>
          <table:table-cell table:style-name="ce10" table:content-validation-name="val1" office:value-type="date" office:date-value="2017-05-30" calcext:value-type="date">
            <text:p>30-Mai-20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Material erstellen</text:p>
          </table:table-cell>
          <table:table-cell table:style-name="ce10" table:content-validation-name="val1" office:value-type="date" office:date-value="2017-05-31" calcext:value-type="date">
            <text:p>31-Mai-2017</text:p>
          </table:table-cell>
          <table:table-cell table:style-name="ce10" table:content-validation-name="val1" office:value-type="date" office:date-value="2017-06-09" calcext:value-type="date">
            <text:p>09-Jun-201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Texturen erstellen &amp; suchen</text:p>
          </table:table-cell>
          <table:table-cell table:style-name="ce10" table:content-validation-name="val1" office:value-type="date" office:date-value="2017-06-12" calcext:value-type="date">
            <text:p>12-Jun-2017</text:p>
          </table:table-cell>
          <table:table-cell table:style-name="ce10" table:content-validation-name="val1" office:value-type="date" office:date-value="2017-06-13" calcext:value-type="date">
            <text:p>13-Jun-201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Backen</text:p>
          </table:table-cell>
          <table:table-cell table:style-name="ce10" table:content-validation-name="val1" office:value-type="date" office:date-value="2017-06-14" calcext:value-type="date">
            <text:p>14-Jun-2017</text:p>
          </table:table-cell>
          <table:table-cell table:style-name="ce10" table:content-validation-name="val1" office:value-type="date" office:date-value="2017-06-18" calcext:value-type="date">
            <text:p>18-Jun-20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Improvements</text:p>
          </table:table-cell>
          <table:table-cell table:style-name="ce10" table:content-validation-name="val1" office:value-type="date" office:date-value="2017-06-18" calcext:value-type="date">
            <text:p>18-Jun-2017</text:p>
          </table:table-cell>
          <table:table-cell table:style-name="ce10" table:content-validation-name="val1" office:value-type="date" office:date-value="2017-06-23" calcext:value-type="date">
            <text:p>23-Jun-2017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Developer</text:p>
          </table:table-cell>
          <table:table-cell table:style-name="ce7" table:content-validation-name="val1"/>
          <table:table-cell table:style-name="ce12" table:content-validation-name="val1"/>
          <table:table-cell table:style-name="ce5" table:content-validation-name="val1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Go fuck yourself</text:p>
          </table:table-cell>
          <table:table-cell table:style-name="ce10" table:content-validation-name="val1" office:value-type="date" office:date-value="2017-05-22" calcext:value-type="date">
            <text:p>22-Mai-2017</text:p>
          </table:table-cell>
          <table:table-cell table:style-name="ce10" table:content-validation-name="val1" office:value-type="date" office:date-value="2017-06-23" calcext:value-type="date">
            <text:p>23-Jun-2017</text:p>
          </table:table-cell>
          <table:table-cell table:style-name="ce17" table:content-validation-name="val1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All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3" table:content-validation-name="val1" office:value-type="string" calcext:value-type="string">
            <text:p>Präsentation vorbereiten</text:p>
          </table:table-cell>
          <table:table-cell table:style-name="ce10" table:content-validation-name="val1" office:value-type="date" office:date-value="2017-06-18" calcext:value-type="date">
            <text:p>18-Jun-2017</text:p>
          </table:table-cell>
          <table:table-cell table:style-name="ce10" table:content-validation-name="val1" office:value-type="date" office:date-value="2017-06-26" calcext:value-type="date">
            <text:p>26-Jun-20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office:value-type="string" calcext:value-type="string">
            <text:p>Alle Angaben ohne Gewähr</text:p>
          </table:table-cell>
          <table:table-cell table:style-name="Default" table:number-columns-repeated="3"/>
          <table:table-cell table:number-columns-repeated="1020"/>
        </table:table-row>
        <table:table-row table:style-name="ro2" table:number-rows-repeated="6">
          <table:table-cell table:style-name="Default" table:number-columns-repeated="4"/>
          <table:table-cell table:number-columns-repeated="1020"/>
        </table:table-row>
        <table:table-row table:style-name="ro2" table:number-rows-repeated="2">
          <table:table-cell table:style-name="ce4" table:content-validation-name="val1"/>
          <table:table-cell table:style-name="ce11" table:content-validation-name="val1"/>
          <table:table-cell table:style-name="ce10" table:content-validation-name="val1"/>
          <table:table-cell table:style-name="ce13" table:content-validation-name="val1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Holidays" table:base-cell-address="$Tabelle1.$B$66" table:expression="['file:///M:/Downloads_M/gantt-chart-template.ods'#$'Gantt Chart'.$C$61:.$C$8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2" style:volatile="true">
      <loext:fill-character> </loext:fill-character>
      <number:text>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 number:style="long"/>
    </number:date-style>
    <number:percentage-style style:name="N127">
      <number:number number:decimal-places="1" loext:min-decimal-places="1" number:min-integer-digits="1"/>
      <number:text>%</number:text>
    </number:percentage-style>
    <number:date-style style:name="N128">
      <number:month number:textual="true"/>
      <number:text>-</number:text>
      <number:year/>
    </number:date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 number:style="long"/>
      <number:text> - </number:text>
      <number:month number:textual="true"/>
      <number:text> - </number:text>
      <number:year/>
    </number:date-style>
    <number:date-style style:name="N134P0" style:volatile="true">
      <number:month/>
      <number:text>-</number:text>
      <number:day/>
      <number:text>-</number:text>
      <number:year/>
    </number:date-style>
    <number:text-style style:name="N134">
      <number:text-content/>
      <style:map style:condition="value()&lt;=1.79769313486232E+308" style:apply-style-name="N134P0"/>
    </number:text-style>
    <number:number-style style:name="N135">
      <number:number number:decimal-places="0" loext:min-decimal-places="0" number:min-integer-digits="2"/>
    </number:number-style>
    <number:date-style style:name="N136">
      <number:day number:style="long"/>
      <number:text>-</number:text>
      <number:month number:textual="true"/>
      <number:text>-</number:text>
      <number:year number:style="long"/>
    </number:date-style>
    <number:percentage-style style:name="N13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1:01:48.118000000</meta:creation-date>
    <dc:date>2017-06-07T01:54:11.906000000</dc:date>
    <meta:editing-duration>PT41M35S</meta:editing-duration>
    <meta:editing-cycles>19</meta:editing-cycles>
    <meta:generator>LibreOffice/5.2.6.2$Windows_x86 LibreOffice_project/a3100ed2409ebf1c212f5048fbe377c281438fdc</meta:generator>
    <meta:document-statistic meta:table-count="1" meta:cell-count="90" meta:object-count="0"/>
  </office:meta>
</office:document-meta>
</file>